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'Andale Mono', 'lucida console', 'Courier New', monospace"/>
    <style:font-face style:name="Monospace" svg:font-family="Monospace"/>
    <style:font-face style:name="arial" svg:font-family="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">
      <style:table-properties style:width="14.993cm" fo:margin-left="1.145cm" style:page-number="auto" table:align="left"/>
    </style:style>
    <style:style style:name="Table1.A" style:family="table-column">
      <style:table-column-properties style:column-width="14.993cm"/>
    </style:style>
    <style:style style:name="Table1.A1" style:family="table-cell">
      <style:table-cell-properties fo:background-color="#666666" fo:padding="0.097cm" fo:border="0.05pt solid #000000">
        <style:background-image/>
      </style:table-cell-properties>
    </style:style>
    <style:style style:name="Table2" style:family="table" style:master-page-name="">
      <style:table-properties style:width="14.993cm" fo:margin-left="1.145cm" style:page-number="auto" table:align="left"/>
    </style:style>
    <style:style style:name="Table2.A" style:family="table-column">
      <style:table-column-properties style:column-width="14.993cm"/>
    </style:style>
    <style:style style:name="Table2.A1" style:family="table-cell">
      <style:table-cell-properties fo:background-color="#666666" fo:padding="0.097cm" fo:border="0.05pt solid #000000">
        <style:background-image/>
      </style:table-cell-properties>
    </style:style>
    <style:style style:name="Table3" style:family="table" style:master-page-name="">
      <style:table-properties style:width="14.993cm" fo:margin-left="1.145cm" style:page-number="auto" table:align="left"/>
    </style:style>
    <style:style style:name="Table3.A" style:family="table-column">
      <style:table-column-properties style:column-width="14.993cm"/>
    </style:style>
    <style:style style:name="Table3.A1" style:family="table-cell">
      <style:table-cell-properties fo:background-color="#666666" fo:padding="0.097cm" fo:border="0.05pt solid #000000">
        <style:background-image/>
      </style:table-cell-properties>
    </style:style>
    <style:style style:name="Table4" style:family="table" style:master-page-name="">
      <style:table-properties style:width="14.993cm" fo:margin-left="1.145cm" style:page-number="auto" table:align="left"/>
    </style:style>
    <style:style style:name="Table4.A" style:family="table-column">
      <style:table-column-properties style:column-width="14.993cm"/>
    </style:style>
    <style:style style:name="Table4.A1" style:family="table-cell">
      <style:table-cell-properties fo:background-color="#666666" fo:padding="0.097cm" fo:border="0.05pt solid #000000">
        <style:background-image/>
      </style:table-cell-properties>
    </style:style>
    <style:style style:name="Table5" style:family="table" style:master-page-name="">
      <style:table-properties style:width="14.993cm" fo:margin-left="1.145cm" style:page-number="auto" table:align="left"/>
    </style:style>
    <style:style style:name="Table5.A" style:family="table-column">
      <style:table-column-properties style:column-width="14.993cm"/>
    </style:style>
    <style:style style:name="Table5.A1" style:family="table-cell">
      <style:table-cell-properties fo:background-color="#666666" fo:padding="0.097cm" fo:border="0.05pt solid #000000">
        <style:background-image/>
      </style:table-cell-properties>
    </style:style>
    <style:style style:name="Table6" style:family="table" style:master-page-name="">
      <style:table-properties style:width="14.993cm" fo:margin-left="1.145cm" style:page-number="auto" table:align="left"/>
    </style:style>
    <style:style style:name="Table6.A" style:family="table-column">
      <style:table-column-properties style:column-width="14.993cm"/>
    </style:style>
    <style:style style:name="Table6.A1" style:family="table-cell">
      <style:table-cell-properties fo:background-color="#666666" fo:padding="0.097cm" fo:border="0.05pt solid #000000">
        <style:background-image/>
      </style:table-cell-properties>
    </style:style>
    <style:style style:name="P1" style:family="paragraph" style:parent-style-name="Standard">
      <style:text-properties fo:language="en" fo:country="US" officeooo:rsid="001061ab" officeooo:paragraph-rsid="001061ab"/>
    </style:style>
    <style:style style:name="P2" style:family="paragraph" style:parent-style-name="Standard">
      <style:paragraph-properties>
        <style:tab-stops>
          <style:tab-stop style:position="0.499cm"/>
        </style:tab-stops>
      </style:paragraph-properties>
      <style:text-properties fo:language="en" fo:country="US" officeooo:rsid="001061ab" officeooo:paragraph-rsid="0010fa41"/>
    </style:style>
    <style:style style:name="P3" style:family="paragraph" style:parent-style-name="Standard">
      <style:text-properties fo:language="en" fo:country="US" officeooo:rsid="001061ab" officeooo:paragraph-rsid="0010fa41"/>
    </style:style>
    <style:style style:name="P4" style:family="paragraph" style:parent-style-name="Standard">
      <style:text-properties fo:language="en" fo:country="US" officeooo:rsid="001061ab" officeooo:paragraph-rsid="00117315"/>
    </style:style>
    <style:style style:name="P5" style:family="paragraph" style:parent-style-name="Standard">
      <style:text-properties fo:language="en" fo:country="US" officeooo:rsid="001061ab" officeooo:paragraph-rsid="0013909b"/>
    </style:style>
    <style:style style:name="P6" style:family="paragraph" style:parent-style-name="Standard">
      <style:text-properties fo:language="en" fo:country="US" officeooo:rsid="001061ab" officeooo:paragraph-rsid="00139e5d"/>
    </style:style>
    <style:style style:name="P7" style:family="paragraph" style:parent-style-name="Standard">
      <style:text-properties fo:language="en" fo:country="US" officeooo:rsid="001061ab" officeooo:paragraph-rsid="0014196c"/>
    </style:style>
    <style:style style:name="P8" style:family="paragraph" style:parent-style-name="Standard">
      <style:text-properties fo:language="en" fo:country="US" officeooo:paragraph-rsid="001061ab"/>
    </style:style>
    <style:style style:name="P9" style:family="paragraph" style:parent-style-name="Standard">
      <style:paragraph-properties>
        <style:tab-stops>
          <style:tab-stop style:position="0.499cm"/>
        </style:tab-stops>
      </style:paragraph-properties>
      <style:text-properties fo:language="en" fo:country="US" officeooo:rsid="0010fa41" officeooo:paragraph-rsid="0010fa41"/>
    </style:style>
    <style:style style:name="P10" style:family="paragraph" style:parent-style-name="Standard">
      <style:paragraph-properties>
        <style:tab-stops>
          <style:tab-stop style:position="0.499cm"/>
        </style:tab-stops>
      </style:paragraph-properties>
      <style:text-properties fo:language="en" fo:country="US" officeooo:rsid="0010fa41" officeooo:paragraph-rsid="0010fa41"/>
    </style:style>
    <style:style style:name="P11" style:family="paragraph" style:parent-style-name="Standard">
      <style:paragraph-properties>
        <style:tab-stops>
          <style:tab-stop style:position="0.529cm"/>
        </style:tab-stops>
      </style:paragraph-properties>
      <style:text-properties fo:language="en" fo:country="US" officeooo:rsid="0010fa41" officeooo:paragraph-rsid="001061ab"/>
    </style:style>
    <style:style style:name="P12" style:family="paragraph" style:parent-style-name="Standard">
      <style:paragraph-properties>
        <style:tab-stops>
          <style:tab-stop style:position="0.499cm"/>
        </style:tab-stops>
      </style:paragraph-properties>
      <style:text-properties fo:language="en" fo:country="US" fo:font-weight="bold" officeooo:rsid="0010fa41" officeooo:paragraph-rsid="0010fa41" style:font-weight-asian="bold" style:font-weight-complex="bold"/>
    </style:style>
    <style:style style:name="P13" style:family="paragraph" style:parent-style-name="Standard">
      <style:text-properties fo:language="en" fo:country="US" officeooo:rsid="00135205" officeooo:paragraph-rsid="00135205"/>
    </style:style>
    <style:style style:name="P14" style:family="paragraph" style:parent-style-name="Standard">
      <style:paragraph-properties>
        <style:tab-stops>
          <style:tab-stop style:position="0.499cm"/>
        </style:tab-stops>
      </style:paragraph-properties>
      <style:text-properties fo:language="en" fo:country="US" officeooo:rsid="0015224a" officeooo:paragraph-rsid="0015224a"/>
    </style:style>
    <style:style style:name="P15" style:family="paragraph" style:parent-style-name="Standard">
      <style:text-properties officeooo:paragraph-rsid="0013909b"/>
    </style:style>
    <style:style style:name="P16" style:family="paragraph" style:parent-style-name="Standard">
      <style:text-properties officeooo:rsid="0013909b" officeooo:paragraph-rsid="0013909b"/>
    </style:style>
    <style:style style:name="P17" style:family="paragraph" style:parent-style-name="Standard">
      <style:text-properties fo:color="#dddddd" officeooo:rsid="0013909b" officeooo:paragraph-rsid="0013909b"/>
    </style:style>
    <style:style style:name="P18" style:family="paragraph" style:parent-style-name="Standard">
      <style:text-properties fo:color="#00cccc" officeooo:rsid="0013909b" officeooo:paragraph-rsid="0013909b"/>
    </style:style>
    <style:style style:name="P19" style:family="paragraph" style:parent-style-name="Standard">
      <style:paragraph-properties>
        <style:tab-stops>
          <style:tab-stop style:position="0.529cm"/>
        </style:tab-stops>
      </style:paragraph-properties>
      <style:text-properties officeooo:paragraph-rsid="0013909b"/>
    </style:style>
    <style:style style:name="P20" style:family="paragraph" style:parent-style-name="Standard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paragraph-rsid="00117315"/>
    </style:style>
    <style:style style:name="P21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language="en" fo:country="US" officeooo:rsid="001061ab" officeooo:paragraph-rsid="001061ab"/>
    </style:style>
    <style:style style:name="P22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language="en" fo:country="US" officeooo:rsid="001061ab" officeooo:paragraph-rsid="0010fa41"/>
    </style:style>
    <style:style style:name="P23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language="en" fo:country="US" officeooo:rsid="001061ab" officeooo:paragraph-rsid="00117315"/>
    </style:style>
    <style:style style:name="P24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language="en" fo:country="US" officeooo:rsid="001061ab" officeooo:paragraph-rsid="0013909b"/>
    </style:style>
    <style:style style:name="P25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fo:language="en" fo:country="US" officeooo:rsid="0010fa41" officeooo:paragraph-rsid="0013909b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indent="0.499cm" style:auto-text-indent="false" style:page-number="auto" fo:background-color="transparent"/>
      <style:text-properties fo:language="en" fo:country="US" officeooo:rsid="0010fa41" officeooo:paragraph-rsid="0013909b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17315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cccc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cccc" officeooo:paragraph-rsid="00117315"/>
    </style:style>
    <style:style style:name="P31" style:family="paragraph" style:parent-style-name="Standard">
      <style:paragraph-properties fo:break-before="page"/>
      <style:text-properties fo:language="en" fo:country="US" officeooo:rsid="001061ab" officeooo:paragraph-rsid="001061ab"/>
    </style:style>
    <style:style style:name="P32" style:family="paragraph" style:parent-style-name="Title">
      <style:text-properties fo:font-size="20pt" fo:language="en" fo:country="US" style:font-size-asian="20pt" style:font-size-complex="20pt"/>
    </style:style>
    <style:style style:name="P33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paragraph-rsid="001061ab"/>
    </style:style>
    <style:style style:name="P34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dddddd" officeooo:paragraph-rsid="0010fa41"/>
    </style:style>
    <style:style style:name="P35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paragraph-rsid="0010fa41"/>
    </style:style>
    <style:style style:name="P36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paragraph-rsid="0013909b"/>
    </style:style>
    <style:style style:name="P37" style:family="paragraph" style:parent-style-name="Heading_20_3">
      <style:text-properties officeooo:rsid="0013909b" officeooo:paragraph-rsid="0013909b"/>
    </style:style>
    <style:style style:name="T1" style:family="text">
      <style:text-properties officeooo:rsid="001061ab"/>
    </style:style>
    <style:style style:name="T2" style:family="text">
      <style:text-properties fo:font-variant="normal" fo:text-transform="none" fo:color="#006621" style:font-name="arial" fo:font-size="10.5pt" fo:letter-spacing="normal" fo:font-style="normal" fo:font-weight="normal"/>
    </style:style>
    <style:style style:name="T3" style:family="text">
      <style:text-properties fo:font-variant="normal" fo:text-transform="none" fo:color="#006621" style:font-name="arial" fo:font-size="10.5pt" fo:letter-spacing="normal" fo:font-style="normal" fo:font-weight="bold"/>
    </style:style>
    <style:style style:name="T4" style:family="text">
      <style:text-properties fo:font-variant="normal" fo:text-transform="none" fo:color="#93a1a1" style:font-name="Menlo" fo:font-size="9.7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9ab5c9" style:font-name="inherit" fo:font-size="9.7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e0de9b" style:font-name="inherit" fo:font-size="9.75pt" fo:letter-spacing="normal" fo:font-style="normal" fo:font-weight="normal" loext:padding="0cm" loext:border="none"/>
    </style:style>
    <style:style style:name="T7" style:family="text">
      <style:text-properties fo:font-variant="normal" fo:text-transform="none" style:font-name="Menlo" fo:font-size="9.7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eeeeee" style:font-name="Menlo" fo:font-size="9.75pt" fo:letter-spacing="normal" fo:font-style="normal" fo:font-weight="bold" style:font-weight-asian="bold" style:font-weight-complex="bold" loext:padding="0cm" loext:border="none"/>
    </style:style>
    <style:style style:name="T9" style:family="text">
      <style:text-properties fo:font-variant="normal" fo:text-transform="none" fo:color="#dddddd" style:font-name="Menlo" fo:font-size="9.7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dddddd" style:font-name="Monospace1" fo:font-size="9pt" fo:letter-spacing="normal" fo:font-style="normal" fo:font-weight="normal" style:font-size-asian="9pt" loext:padding="0cm" loext:border="none"/>
    </style:style>
    <style:style style:name="T11" style:family="text">
      <style:text-properties fo:font-variant="normal" fo:text-transform="none" fo:color="#dddddd" style:font-name="Monospace1" fo:font-size="9pt" fo:letter-spacing="normal" fo:font-style="normal" style:text-underline-style="solid" style:text-underline-width="auto" style:text-underline-color="font-color" fo:font-weight="normal" style:font-size-asian="9pt" loext:padding="0cm" loext:border="none"/>
    </style:style>
    <style:style style:name="T12" style:family="text">
      <style:text-properties fo:font-variant="normal" fo:text-transform="none" fo:color="#212121" style:font-name="Monospace1" fo:font-size="9pt" fo:letter-spacing="normal" fo:font-style="normal" fo:font-weight="normal" style:font-size-asian="9pt" loext:padding="0cm" loext:border="none"/>
    </style:style>
    <style:style style:name="T13" style:family="text">
      <style:text-properties fo:font-variant="normal" fo:text-transform="none" fo:color="#212121" style:font-name="Monospace1" fo:font-size="9pt" fo:letter-spacing="normal" fo:font-style="normal" style:text-underline-style="solid" style:text-underline-width="auto" style:text-underline-color="font-color" fo:font-weight="normal" style:font-size-asian="9pt" loext:padding="0cm" loext:border="none"/>
    </style:style>
    <style:style style:name="T14" style:family="text">
      <style:text-properties fo:font-weight="bold" officeooo:rsid="0013909b" style:font-weight-asian="bold" style:font-weight-complex="bold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1061ab"/>
    </style:style>
    <style:style style:name="T17" style:family="text">
      <style:text-properties fo:language="en" fo:country="US" officeooo:rsid="0010fa41"/>
    </style:style>
    <style:style style:name="T18" style:family="text">
      <style:text-properties fo:language="en" fo:country="US" officeooo:rsid="0013909b"/>
    </style:style>
    <style:style style:name="T19" style:family="text">
      <style:text-properties fo:language="en" fo:country="US" style:text-underline-style="solid" style:text-underline-width="auto" style:text-underline-color="font-color"/>
    </style:style>
    <style:style style:name="T20" style:family="text">
      <style:text-properties fo:language="en" fo:country="US" style:text-underline-style="solid" style:text-underline-width="auto" style:text-underline-color="font-color" officeooo:rsid="0013909b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10fa41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117315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13909b" style:font-style-asian="italic" style:font-weight-asian="bold" style:font-style-complex="italic" style:font-weight-complex="bold"/>
    </style:style>
    <style:style style:name="T25" style:family="text">
      <style:text-properties officeooo:rsid="0010fa41"/>
    </style:style>
    <style:style style:name="T26" style:family="text">
      <style:text-properties fo:color="#212121" style:font-name="Monospace1" fo:font-size="9pt" style:font-size-asian="9pt"/>
    </style:style>
    <style:style style:name="T27" style:family="text">
      <style:text-properties fo:color="#212121" style:font-name="Monospace1" fo:font-size="9pt" style:text-underline-style="solid" style:text-underline-width="auto" style:text-underline-color="font-color" style:font-size-asian="9pt"/>
    </style:style>
    <style:style style:name="T28" style:family="text">
      <style:text-properties style:font-name="Monospace1" fo:font-size="9pt" style:font-size-asian="9pt"/>
    </style:style>
    <style:style style:name="T29" style:family="text">
      <style:text-properties style:font-name="Monospace1" fo:font-size="9pt" style:font-size-asian="9pt"/>
    </style:style>
    <style:style style:name="T30" style:family="text">
      <style:text-properties style:font-name="Monospace1" fo:font-size="9pt" style:font-size-asian="9pt"/>
    </style:style>
    <style:style style:name="T31" style:family="text">
      <style:text-properties style:font-name="Monospace1" fo:font-size="9pt" style:font-size-asian="9pt"/>
    </style:style>
    <style:style style:name="T32" style:family="text">
      <style:text-properties fo:color="#7f007f" style:font-name="Monospace1" fo:font-size="9pt" style:font-size-asian="9pt"/>
    </style:style>
    <style:style style:name="T33" style:family="text">
      <style:text-properties fo:color="#2a00ff" style:font-name="Monospace1" fo:font-size="9pt" fo:font-style="italic" style:font-size-asian="9pt" style:font-style-asian="italic"/>
    </style:style>
    <style:style style:name="T34" style:family="text">
      <style:text-properties fo:color="#ffff99" style:font-name="Monospace1" fo:font-size="9pt" fo:font-style="italic" style:font-size-asian="9pt" style:font-style-asian="italic"/>
    </style:style>
    <style:style style:name="T35" style:family="text">
      <style:text-properties fo:color="#00cccc" style:font-name="Monospace1" fo:font-size="9pt" style:font-size-asian="9pt"/>
    </style:style>
    <style:style style:name="T36" style:family="text">
      <style:text-properties fo:color="#00cccc" style:font-name="Monospace1" fo:font-size="9pt" style:font-size-asian="9pt"/>
    </style:style>
    <style:style style:name="T37" style:family="text">
      <style:text-properties fo:color="#00cccc" style:font-name="Monospace1" fo:font-size="9pt" style:font-size-asian="9pt"/>
    </style:style>
    <style:style style:name="T38" style:family="text">
      <style:text-properties officeooo:rsid="00117315"/>
    </style:style>
    <style:style style:name="T39" style:family="text">
      <style:text-properties officeooo:rsid="0013909b"/>
    </style:style>
    <style:style style:name="T40" style:family="text">
      <style:text-properties officeooo:rsid="00139e5d"/>
    </style:style>
    <style:style style:name="T41" style:family="text">
      <style:text-properties officeooo:rsid="0014196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HowTo set up datasource in Wildfly 9</text:p>
      <text:p text:style-name="P1"/>
      <text:p text:style-name="P1">In example for MySQL</text:p>
      <text:p text:style-name="P1"/>
      <text:p text:style-name="P8"><text:span text:style-name="T1">1. Download MySQL-Connector (</text:span><text:span text:style-name="T2">mvnrepository.com/artifact/</text:span><text:span text:style-name="T3">mysql</text:span><text:span text:style-name="T2">/</text:span><text:span text:style-name="T3">mysql</text:span><text:span text:style-name="T2">-</text:span><text:span text:style-name="T3">connector</text:span><text:span text:style-name="T2">-</text:span><text:span text:style-name="T3">java</text:span><text:span text:style-name="T1">)</text:span></text:p>
      <text:p text:style-name="P1">2. Create folder structure below W<text:span text:style-name="T25">ILDFLY_</text:span>HOME/modules/system/layers/base/com/mysql/main/</text:p>
      <text:p text:style-name="P1">3. Add mysql-connector-java-x.x.x.jar as well as module.xml with following content: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33"><text:span text:style-name="T5">&lt;module</text:span><text:span text:style-name="T4"> </text:span><text:span text:style-name="T5">xmlns=</text:span><text:span text:style-name="T6">"urn:jboss:module:1.3"</text:span><text:span text:style-name="T4"> </text:span><text:span text:style-name="T5">name=</text:span><text:span text:style-name="T6">"com.mysql"</text:span><text:span text:style-name="T5">&gt;</text:span><text:span text:style-name="T4"> </text:span></text:p>
            <text:p text:style-name="P33"><text:span text:style-name="T4"><text:s text:c="3"/></text:span><text:span text:style-name="T5">&lt;resources&gt;</text:span><text:span text:style-name="T4"> </text:span></text:p>
            <text:p text:style-name="P33"><text:span text:style-name="T4"><text:s text:c="6"/></text:span><text:span text:style-name="T5">&lt;resource-root</text:span><text:span text:style-name="T4"> </text:span><text:span text:style-name="T5">path=</text:span><text:span text:style-name="T6">"mysql-connector-java-5.1.35-bin.jar"</text:span><text:span text:style-name="T5">/&gt;</text:span><text:span text:style-name="T4"> </text:span></text:p>
            <text:p text:style-name="P33"><text:span text:style-name="T4"><text:s text:c="3"/></text:span><text:span text:style-name="T5">&lt;/resources&gt;</text:span><text:span text:style-name="T4"> </text:span></text:p>
            <text:p text:style-name="P33"><text:span text:style-name="T4"><text:s text:c="3"/></text:span><text:span text:style-name="T5">&lt;dependencies&gt;</text:span><text:span text:style-name="T4"> </text:span></text:p>
            <text:p text:style-name="P33"><text:span text:style-name="T4"><text:s text:c="6"/></text:span><text:span text:style-name="T5">&lt;module</text:span><text:span text:style-name="T4"> </text:span><text:span text:style-name="T5">name=</text:span><text:span text:style-name="T6">"javax.api"</text:span><text:span text:style-name="T5">/&gt;</text:span><text:span text:style-name="T4"> </text:span></text:p>
            <text:p text:style-name="P33"><text:span text:style-name="T4"><text:s text:c="6"/></text:span><text:span text:style-name="T5">&lt;module</text:span><text:span text:style-name="T4"> </text:span><text:span text:style-name="T5">name=</text:span><text:span text:style-name="T6">"javax.transaction.api"</text:span><text:span text:style-name="T5">/&gt;</text:span><text:span text:style-name="T4"> </text:span></text:p>
            <text:p text:style-name="P33"><text:span text:style-name="T4"><text:s text:c="3"/></text:span><text:span text:style-name="T5">&lt;/dependencies&gt;</text:span><text:span text:style-name="T4"> </text:span></text:p>
            <text:p text:style-name="P33"><text:span text:style-name="T5">&lt;/module&gt;</text:span></text:p>
          </table:table-cell>
        </table:table-row>
      </table:table>
      <text:p text:style-name="P21"><text:s/><text:span text:style-name="T21">module.xml</text:span></text:p>
      <text:p text:style-name="P1"/>
      <text:p text:style-name="P15"><text:span text:style-name="T16">4. Register the driver by </text:span><text:span text:style-name="T18">adding the following tags to the </text:span><text:span text:style-name="T20">standalone.xml</text:span><text:span text:style-name="T18">:</text:span></text:p>
      <text:p text:style-name="P5"/>
      <table:table table:name="Table6" table:style-name="Table6">
        <table:table-column table:style-name="Table6.A"/>
        <table:table-row>
          <table:table-cell table:style-name="Table6.A1" office:value-type="string">
            <text:p text:style-name="P17"><text:span text:style-name="T35">&lt;</text:span><text:span text:style-name="T35">drivers</text:span><text:span text:style-name="T35">&gt;</text:span></text:p>
            <text:p text:style-name="P17"><text:span text:style-name="T35"><text:s text:c="2"/>... <text:s text:c="2"/></text:span></text:p>
            <text:p text:style-name="P17"><text:span text:style-name="T35"><text:s text:c="3"/>&lt;</text:span><text:span text:style-name="T35">driver</text:span><text:span text:style-name="T28"> </text:span><text:span text:style-name="T32">name</text:span><text:span text:style-name="T26">=</text:span><text:span text:style-name="T33">"mysql"</text:span><text:span text:style-name="T28"> </text:span><text:span text:style-name="T32">module</text:span><text:span text:style-name="T26">=</text:span><text:span text:style-name="T33">"com.mysql"</text:span><text:span text:style-name="T35">&gt;</text:span></text:p>
            <text:p text:style-name="P27"><text:span text:style-name="T26"><text:s text:c="6"/></text:span><text:span text:style-name="T35">&lt;</text:span><text:span text:style-name="T35">driver-class</text:span><text:span text:style-name="T35">&gt;</text:span><text:span text:style-name="T26">com.mysql.jdbc.Driver</text:span><text:span text:style-name="T35">&lt;/</text:span><text:span text:style-name="T35">driver-class</text:span><text:span text:style-name="T35">&gt;</text:span></text:p>
            <text:p text:style-name="P27"><text:span text:style-name="T35"><text:s text:c="6"/></text:span><text:span text:style-name="T35">&lt;</text:span><text:span text:style-name="T35">xa-datasource-class</text:span><text:span text:style-name="T35">&gt;</text:span><text:span text:style-name="T26">com.mysql.jdbc.jdbc2.optional.MysqlXADataSource</text:span><text:span text:style-name="T35">&lt;/</text:span><text:span text:style-name="T35">xa-datasource-class</text:span><text:span text:style-name="T35">&gt;</text:span></text:p>
            <text:p text:style-name="P29"><text:span text:style-name="T28"><text:s text:c="3"/></text:span><text:span text:style-name="T28">&lt;/</text:span><text:span text:style-name="T28">driver</text:span><text:span text:style-name="T28">&gt;</text:span></text:p>
            <text:p text:style-name="P18"><text:span text:style-name="T28">&lt;/</text:span><text:span text:style-name="T28">drivers</text:span><text:span text:style-name="T28">&gt;</text:span></text:p>
          </table:table-cell>
        </table:table-row>
      </table:table>
      <text:p text:style-name="P24"><text:span text:style-name="T18"><text:s/></text:span><text:span text:style-name="T14">standalone</text:span><text:span text:style-name="T24">.xml</text:span></text:p>
      <text:p text:style-name="P15"><text:span text:style-name="T18"/></text:p>
      <text:p text:style-name="P16"><text:span text:style-name="T18">o</text:span><text:span text:style-name="T15">r if you are using the domain version, doing so like above for the </text:span><text:span text:style-name="T19">domain.xml</text:span><text:span text:style-name="T15">.</text:span></text:p>
      <text:p text:style-name="P16"><text:span text:style-name="T15"/></text:p>
      <text:p text:style-name="P19"><text:span text:style-name="T16">5. <text:tab/></text:span><text:span text:style-name="T17">To create the Datasource, e</text:span><text:span text:style-name="T16">nter </text:span><text:span text:style-name="T17">the Wildfly web console under (default) localhost:9990/</text:span></text:p>
      <text:p text:style-name="P26">If you enter the first time, follow the shown commands to create a new user.</text:p>
      <text:p text:style-name="P25"><text:span text:style-name="T16">After login, create new Datasource under Configuration/Datasources/XA (or Non-XA in case).</text:span></text:p>
      <text:p text:style-name="P15"><text:span text:style-name="T16"/></text:p>
      <text:p text:style-name="P37">Same procedure via CLI Console (step 4 and 5)</text:p>
      <text:p text:style-name="P5"><text:span text:style-name="T39">(</text:span><text:a xlink:type="simple" xlink:href="https://docs.jboss.org/author/display/WFLY9/Admin+Guide#AdminGuide-RunningtheCLI" text:style-name="Internet_20_link" text:visited-style-name="Visited_20_Internet_20_Link"><text:span text:style-name="T39">https://docs.jboss.org/author/display/WFLY9/Admin+Guide#AdminGuide-RunningtheCLI</text:span></text:a><text:span text:style-name="T39">)</text:span></text:p>
      <text:p text:style-name="P5"><text:span text:style-name="T18"/></text:p>
      <text:p text:style-name="P15"><text:span text:style-name="T18">4. For standalone enter</text:span><text:span text:style-name="T16">:</text:span></text:p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34"><text:span text:style-name="T7">[standalone@localhost:9990 /] /subsystem=datasources/jdbc-driver=mysql:add(\</text:span></text:p>
            <text:p text:style-name="P34"><text:span text:style-name="T7"><text:s text:c="3"/>driver-name=mysql,\ driver-module-name=com.mysql,\ </text:span></text:p>
            <text:p text:style-name="P34"><text:span text:style-name="T7"><text:s text:c="3"/>driver-class-name=com.mysql.jdbc.Driver,\ </text:span></text:p>
            <text:p text:style-name="P34"><text:span text:style-name="T7"><text:s text:c="3"/>driver-xa-datasource-class-name=com.mysql.jdbc.jdbc2.optional.MysqlXADataSource\ </text:span></text:p>
            <text:p text:style-name="P34"><text:span text:style-name="T7">)</text:span></text:p>
          </table:table-cell>
        </table:table-row>
      </table:table>
      <text:p text:style-name="P21"><text:s/><text:span text:style-name="T21">CLI-Command <text:s/>standalone version</text:span></text:p>
      <text:p text:style-name="P1"/>
      <text:p text:style-name="P1"/>
      <text:p text:style-name="P31"><text:span text:style-name="T39">or for domain</text:span>:</text:p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34"><text:span text:style-name="T7">[domain@localhost:9990 /] </text:span><text:span text:style-name="T8">/profile=full/</text:span><text:span text:style-name="T7">subsystem=datasources/jdbc-driver=mysql:add(\ </text:span></text:p>
            <text:p text:style-name="P34"><text:span text:style-name="T7"><text:s text:c="2"/>driver-name=mysql,\ </text:span></text:p>
            <text:p text:style-name="P34"><text:span text:style-name="T7"><text:s text:c="2"/>driver-module-name=com.mysql,\ </text:span></text:p>
            <text:p text:style-name="P34"><text:span text:style-name="T7"><text:s text:c="2"/>driver-class-name=com.mysql.jdbc.Driver,\ </text:span></text:p>
            <text:p text:style-name="P34"><text:span text:style-name="T7"><text:s text:c="2"/>driver-xa-datasource-class-name=com.mysql.jdbc.jdbc2.optional.MysqlXADataSource\ </text:span></text:p>
            <text:p text:style-name="P34"><text:span text:style-name="T7">)</text:span></text:p>
          </table:table-cell>
        </table:table-row>
      </table:table>
      <text:p text:style-name="P21"><text:s/><text:span text:style-name="T21">CLI-Command <text:s/>domain version</text:span></text:p>
      <text:p text:style-name="P1"/>
      <text:p text:style-name="P11"><text:span text:style-name="T17"/></text:p>
      <text:p text:style-name="P9"/>
      <text:p text:style-name="P9"><text:span text:style-name="T39">5. Enter datasource with:</text:span></text:p>
      <text:p text:style-name="P14"><text:s text:c="4"/><text:a xlink:type="simple" xlink:href="https://docs.jboss.org/author/display/WFLY9/DataSource+configuration" text:style-name="Internet_20_link" text:visited-style-name="Visited_20_Internet_20_Link">https://docs.jboss.org/author/display/WFLY9/DataSource+configuration</text:a> </text:p>
      <text:p text:style-name="P3"/>
      <table:table table:name="Table4" table:style-name="Table4">
        <table:table-column table:style-name="Table4.A"/>
        <table:table-row>
          <table:table-cell table:style-name="Table4.A1" office:value-type="string">
            <text:p text:style-name="P35"><text:span text:style-name="T9">[standalone@localhost:9990 /] /subsystem=datasources/data-source=MySqlDS:add(\ <text:s text:c="3"/></text:span></text:p>
            <text:p text:style-name="P36"><text:span text:style-name="T9"><text:s text:c="3"/>jndi-name=</text:span><text:span text:style-name="T10">java:/</text:span><text:span text:style-name="T11">mysql</text:span><text:span text:style-name="T10">/</text:span><text:span text:style-name="T11">xa</text:span><text:span text:style-name="T10">-</text:span><text:span text:style-name="T11">datasources</text:span><text:span text:style-name="T10">/jee7/chapter3</text:span><text:span text:style-name="T9">,\ </text:span></text:p>
            <text:p text:style-name="P35"><text:span text:style-name="T9"><text:s text:c="3"/>driver-name=mysql,\ </text:span></text:p>
            <text:p text:style-name="P35"><text:span text:style-name="T9"><text:s text:c="3"/>connection-url=jdbc:mysql://localhost:3306/test </text:span></text:p>
            <text:p text:style-name="P35"><text:span text:style-name="T9">)</text:span></text:p>
          </table:table-cell>
        </table:table-row>
      </table:table>
      <text:p text:style-name="P22"><text:s/><text:span text:style-name="T21">CLI-Command <text:s/></text:span><text:span text:style-name="T22">datasource</text:span></text:p>
      <text:p text:style-name="P2"/>
      <text:p text:style-name="P9"/>
      <text:p text:style-name="P12">[Finished]</text:p>
      <text:p text:style-name="P9"/>
      <text:p text:style-name="P9">6.<text:tab/>To access, <text:span text:style-name="T38">example from META-INF/persistence.xml</text:span></text:p>
      <text:p text:style-name="P4"/>
      <table:table table:name="Table5" table:style-name="Table5">
        <table:table-column table:style-name="Table5.A"/>
        <table:table-row>
          <table:table-cell table:style-name="Table5.A1" office:value-type="string">
            <text:p text:style-name="P20"><text:span text:style-name="T35">&lt;</text:span><text:span text:style-name="T35">persistence-unit</text:span><text:span text:style-name="T28"> </text:span><text:span text:style-name="T32">name</text:span><text:span text:style-name="T26">=</text:span><text:span text:style-name="T34">"chapter3_crud-pu"</text:span><text:span text:style-name="T35">&gt;</text:span></text:p>
            <text:p text:style-name="P27"><text:span text:style-name="T26"><text:s text:c="3"/></text:span><text:span text:style-name="T35">&lt;</text:span><text:span text:style-name="T35">provider</text:span><text:span text:style-name="T35">&gt;</text:span><text:span text:style-name="T26">org.hibernate.jpa.HibernatePersistenceProvider</text:span><text:span text:style-name="T35">&lt;/</text:span><text:span text:style-name="T35">provider</text:span><text:span text:style-name="T35">&gt;</text:span></text:p>
            <text:p text:style-name="P28"><text:span text:style-name="T26"><text:s text:c="3"/></text:span><text:span text:style-name="T35">&lt;</text:span><text:span text:style-name="T35">jta-data-source</text:span><text:span text:style-name="T35">&gt;</text:span><text:span text:style-name="T26">java:/</text:span><text:span text:style-name="T27">mysql</text:span><text:span text:style-name="T26">/</text:span><text:span text:style-name="T27">xa</text:span><text:span text:style-name="T26">-</text:span><text:span text:style-name="T27">datasources</text:span><text:span text:style-name="T26">/jee7/chapter3</text:span><text:span text:style-name="T35">&lt;/</text:span><text:span text:style-name="T35">jta-data-source</text:span><text:span text:style-name="T35">&gt;</text:span></text:p>
            <text:p text:style-name="P28"><text:span text:style-name="T35"><text:s text:c="3"/></text:span><text:span text:style-name="T35">&lt;</text:span><text:span text:style-name="T35">exclude-unlisted-classes</text:span><text:span text:style-name="T35">&gt;</text:span><text:span text:style-name="T26">false</text:span><text:span text:style-name="T35">&lt;/</text:span><text:span text:style-name="T35">exclude-unlisted-classes</text:span><text:span text:style-name="T35">&gt;</text:span></text:p>
            <text:p text:style-name="P30"><text:span text:style-name="T28"><text:s text:c="3"/></text:span><text:span text:style-name="T28">&lt;</text:span><text:span text:style-name="T28">properties</text:span><text:span text:style-name="T28">&gt;</text:span></text:p>
            <text:p text:style-name="P28"><text:span text:style-name="T35"><text:s text:c="6"/></text:span><text:span text:style-name="T35">&lt;</text:span><text:span text:style-name="T35">property</text:span><text:span text:style-name="T28"> </text:span><text:span text:style-name="T32">name</text:span><text:span text:style-name="T26">=</text:span><text:span text:style-name="T34">"javax.persistence.schema-generation.database.action"</text:span><text:span text:style-name="T28"> </text:span><text:span text:style-name="T32">value</text:span><text:span text:style-name="T26">=</text:span><text:span text:style-name="T34">"drop-and-create"</text:span><text:span text:style-name="T35">/&gt;</text:span></text:p>
            <text:p text:style-name="P20"><text:span text:style-name="T26"><text:s text:c="3"/></text:span><text:span text:style-name="T35">&lt;/</text:span><text:span text:style-name="T35">properties</text:span><text:span text:style-name="T35">&gt;</text:span></text:p>
          </table:table-cell>
        </table:table-row>
      </table:table>
      <text:p text:style-name="P23"><text:s/><text:span text:style-name="T23">persistence.xml</text:span></text:p>
      <text:p text:style-name="P1"/>
      <text:p text:style-name="P1"/>
      <text:p text:style-name="P13">Extra infos:</text:p>
      <text:p text:style-name="P13">- ever use JTA datasource, never RESOURCE_LOCAL</text:p>
      <text:p text:style-name="P13"><text:s text:c="3"/><text:a xlink:type="simple" xlink:href="http://www.adam-bien.com/roller/abien/entry/don_t_use_jpa_s" text:style-name="Internet_20_link" text:visited-style-name="Visited_20_Internet_20_Link">http://www.adam-bien.com/roller/abien/entry/don_t_use_jpa_s</text:a> </text:p>
      <text:p text:style-name="P1">- <text:span text:style-name="T40">where to deploy the persistence.xml</text:span></text:p>
      <text:p text:style-name="P6"><text:s text:c="3"/><text:a xlink:type="simple" xlink:href="https://docs.jboss.org/author/display/WFLY9/JPA+Reference+Guide#JPAReferenceGuide-Deployment" text:style-name="Internet_20_link" text:visited-style-name="Visited_20_Internet_20_Link"><text:span text:style-name="T40">https://docs.jboss.org/author/display/WFLY9/JPA+Reference+Guide#JPAReferenceGuide-Deployment</text:span></text:a><text:span text:style-name="T40"> </text:span></text:p>
      <text:p text:style-name="P1">- <text:span text:style-name="T41">Logging on JPA or JDBC-Level</text:span></text:p>
      <text:p text:style-name="P7"><text:s text:c="3"/><text:a xlink:type="simple" xlink:href="https://docs.jboss.org/author/display/WFLY9/JPA+Reference+Guide#JPAReferenceGuide-Troubleshooting" text:style-name="Internet_20_link" text:visited-style-name="Visited_20_Internet_20_Link"><text:span text:style-name="T41">https://docs.jboss.org/author/display/WFLY9/JPA+Reference+Guide#JPAReferenceGuide-Troubleshooting</text:span></text:a><text:span text:style-name="T41"> </text:span></text:p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'Andale Mono', 'lucida console', 'Courier New', monospace"/>
    <style:font-face style:name="Monospace" svg:font-family="Monospace"/>
    <style:font-face style:name="arial" svg:font-family="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21:24:20.548496005</meta:creation-date>
    <dc:date>2016-03-16T22:45:39.009345411</dc:date>
    <meta:editing-duration>PT49M54S</meta:editing-duration>
    <meta:editing-cycles>7</meta:editing-cycles>
    <meta:generator>LibreOffice/5.0.3.2$Linux_X86_64 LibreOffice_project/00m0$Build-2</meta:generator>
    <meta:document-statistic meta:table-count="6" meta:image-count="0" meta:object-count="0" meta:page-count="2" meta:paragraph-count="70" meta:word-count="217" meta:character-count="3190" meta:non-whitespace-character-count="2893"/>
  </office:meta>
</office:document-meta>
</file>